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a691"/>
    </style:style>
    <style:style style:name="T1" style:family="text">
      <style:text-properties officeooo:rsid="0006d83b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8a691"/>
    </style:style>
    <style:style style:name="T4" style:family="text">
      <style:text-properties fo:language="es" fo:country="ES" officeooo:rsid="0009d198"/>
    </style:style>
    <style:style style:name="T5" style:family="text">
      <style:text-properties fo:language="es" fo:country="ES" fo:font-style="italic" officeooo:rsid="000a9448"/>
    </style:style>
    <style:style style:name="T6" style:family="text">
      <style:text-properties fo:language="es" fo:country="ES" officeooo:rsid="000a9448"/>
    </style:style>
    <style:style style:name="T7" style:family="text">
      <style:text-properties fo:language="es" fo:country="ES" officeooo:rsid="000ba750"/>
    </style:style>
    <style:style style:name="T8" style:family="text">
      <style:text-properties officeooo:rsid="000ba7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8">Yo vivo en Suurpelto, Espoo. Suurpelto es barrio dormitorio bastante nuevo. Hay mucho residencias, un colegio, una biblioteca y un centro comercial pequeño. En centro comercial hay </text:span><text:span text:style-name="T2">supermercado, </text:span><text:span text:style-name="T3">un bar, restaurantes y gimnasio. En Suurpelto hay grande zona</text:span><text:span text:style-name="T4">s</text:span><text:span text:style-name="T3"> de naturaleza </text:span><text:span text:style-name="T4">y comunicaciónes buenas. Mi casa es vivienda en un edificio de pisos múltiples. </text:span><text:span text:style-name="T7">El edificio hay un patio comunal y una sauna comunal. </text:span><text:span text:style-name="T4">La vivienda tiene tres habitaciones </text:span><text:span text:style-name="T6">y cocina. Sala de estar hay sofá cama y mucha plantas de interior. Mi casa es muy luminoso, agradable y fresco en tiempo de verano. </text:span><text:span text:style-name="T7">C</text:span><text:span text:style-name="T6">uarto</text:span><text:span text:style-name="T5"> </text:span><text:span text:style-name="T6">de los niños </text:span><text:span text:style-name="T7">hay muchos leg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14:32.614383142</meta:creation-date>
    <dc:date>2018-09-28T10:56:01.423268886</dc:date>
    <meta:editing-duration>PT31M1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00" meta:character-count="611" meta:non-whitespace-character-count="512"/>
  </office:meta>
</office:document-meta>
</file>